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375in"/>
    </style:style>
    <style:style style:name="Table1.B" style:family="table-column">
      <style:table-column-properties style:column-width="0.5in"/>
    </style:style>
    <style:style style:name="Table1.F" style:family="table-column">
      <style:table-column-properties style:column-width="0.552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Job-Matrix" style:family="table">
      <style:table-properties style:width="6.9271in" fo:margin-left="0in" table:align="left"/>
    </style:style>
    <style:style style:name="Job-Matrix.A" style:family="table-column">
      <style:table-column-properties style:column-width="4.375in"/>
    </style:style>
    <style:style style:name="Job-Matrix.B" style:family="table-column">
      <style:table-column-properties style:column-width="0.5in"/>
    </style:style>
    <style:style style:name="Job-Matrix.F" style:family="table-column">
      <style:table-column-properties style:column-width="0.5521in"/>
    </style:style>
    <style:style style:name="Job-Matrix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Job-Matrix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Job-Matrix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Job-Matrix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a9b6" officeooo:paragraph-rsid="0014a9b6"/>
    </style:style>
    <style:style style:name="P2" style:family="paragraph" style:parent-style-name="Standard">
      <style:text-properties officeooo:paragraph-rsid="0014a9b6"/>
    </style:style>
    <style:style style:name="P3" style:family="paragraph" style:parent-style-name="Standard">
      <style:text-properties fo:font-size="18pt" officeooo:paragraph-rsid="0018421e" style:font-size-asian="18pt" style:font-size-complex="18pt"/>
    </style:style>
    <style:style style:name="P4" style:family="paragraph" style:parent-style-name="Text_20_body">
      <style:text-properties fo:color="#000000" fo:font-size="18pt" style:font-size-asian="18pt" style:font-size-complex="18pt"/>
    </style:style>
    <style:style style:name="P5" style:family="paragraph" style:parent-style-name="Text_20_body">
      <style:text-properties fo:color="#000000" fo:font-size="18pt" officeooo:rsid="0014a9b6" officeooo:paragraph-rsid="0018ab42" style:font-size-asian="18pt" style:font-size-complex="18pt"/>
    </style:style>
    <style:style style:name="P6" style:family="paragraph" style:parent-style-name="Text_20_body">
      <style:text-properties fo:color="#000000" fo:font-size="18pt" officeooo:paragraph-rsid="0018ab42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8ab42" officeooo:paragraph-rsid="0018ab4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8ab42" officeooo:paragraph-rsid="0018ab4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L1">
      <style:text-properties fo:font-size="18pt" officeooo:rsid="0018421e" officeooo:paragraph-rsid="0018421e" style:font-size-asian="18pt" style:font-size-complex="18pt"/>
    </style:style>
    <style:style style:name="P10" style:family="paragraph" style:parent-style-name="Text_20_body">
      <style:text-properties fo:color="#000000" fo:font-size="18pt" officeooo:rsid="0014a9b6" officeooo:paragraph-rsid="001b2cde" style:font-size-asian="18pt" style:font-size-complex="18pt"/>
    </style:style>
    <style:style style:name="P11" style:family="paragraph" style:parent-style-name="Text_20_body">
      <style:text-properties fo:color="#000000" fo:font-size="18pt" officeooo:rsid="001b2cde" officeooo:paragraph-rsid="001b2cde" style:font-size-asian="18pt" style:font-size-complex="18pt"/>
    </style:style>
    <style:style style:name="P12" style:family="paragraph" style:parent-style-name="Heading_20_2">
      <style:text-properties fo:color="#808080"/>
    </style:style>
    <style:style style:name="P13" style:family="paragraph" style:parent-style-name="Heading_20_2">
      <style:text-properties fo:color="#808080" officeooo:paragraph-rsid="0018421e"/>
    </style:style>
    <style:style style:name="P14" style:family="paragraph" style:parent-style-name="Heading_20_2">
      <style:text-properties fo:color="#666666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1b2cde" officeooo:paragraph-rsid="001b2cde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officeooo:rsid="001be5e8"/>
    </style:style>
    <style:style style:name="T2" style:family="text">
      <style:text-properties fo:font-weight="bold" officeooo:rsid="001be5e8" style:font-weight-asian="bold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Aufgabe 1</text:h>
      <text:list xml:id="list816488120" text:style-name="L1">
        <text:list-item>
          <text:p text:style-name="P9">Was versteht man unter Umlaufzeit und Reaktionszeit?</text:p>
          <text:p text:style-name="P9"/>
        </text:list-item>
        <text:list-item>
          <text:p text:style-name="P9">Was müssen sie tun, um die durchschnittliche Umlaufzeit zu optimieren, wenn die Bearbeitungsdauer jeder eingehenden Aufgabe bekannst ist?</text:p>
          <text:p text:style-name="P9"/>
        </text:list-item>
        <text:list-item>
          <text:p text:style-name="P9">Inwiefern sorgt Round-Robin für kurze Reaktionszeit?</text:p>
        </text:list-item>
      </text:list>
      <text:p text:style-name="P3"/>
      <text:p text:style-name="P3"/>
      <text:h text:style-name="P12" text:outline-level="2">Aufgabe 2</text:h>
      <text:p text:style-name="P10">Gegeben <text:s/>sei <text:s/>die <text:s/>folgende <text:s/>Menge <text:s/>von <text:s/>Aufgaben. <text:s/>Wobei <text:s/>für <text:s/>jede <text:s/>Aufgabe <text:s/>der <text:s/>Zeitpunkt <text:s/>zu dem <text:s/>sie <text:s/>gestellt <text:s/>wird <text:s/>und <text:s/>die genaue Bearbeitungsdauer <text:s/>bekannt <text:s/>sind. <text:span text:style-name="T1">Der Scheduler ist </text:span><text:span text:style-name="T2">nicht</text:span><text:span text:style-name="T1"> präemptiv!</text:span></text:p>
      <text:p text:style-name="P11">Geben sie einen Abarbeitungsplan an, der nach dem SJF-Prinzip arbeitet und berechen sie die durchschnittliche Umlaufzeit. 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8">Aufgabe</text:p>
          </table:table-cell>
          <table:table-cell table:style-name="Table1.A1" office:value-type="string">
            <text:p text:style-name="P7">J1</text:p>
          </table:table-cell>
          <table:table-cell table:style-name="Table1.A1" office:value-type="string">
            <text:p text:style-name="P7">J2</text:p>
          </table:table-cell>
          <table:table-cell table:style-name="Table1.A1" office:value-type="string">
            <text:p text:style-name="P7">J3</text:p>
          </table:table-cell>
          <table:table-cell table:style-name="Table1.A1" office:value-type="string">
            <text:p text:style-name="P7">J4</text:p>
          </table:table-cell>
          <table:table-cell table:style-name="Table1.F1" office:value-type="string">
            <text:p text:style-name="P7">J5</text:p>
          </table:table-cell>
        </table:table-row>
        <table:table-row>
          <table:table-cell table:style-name="Table1.A2" office:value-type="string">
            <text:p text:style-name="P8">Ankunftszeitpunkt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7</text:p>
          </table:table-cell>
          <table:table-cell table:style-name="Table1.F2" office:value-type="string">
            <text:p text:style-name="P15">9</text:p>
          </table:table-cell>
        </table:table-row>
        <table:table-row>
          <table:table-cell table:style-name="Table1.A2" office:value-type="string">
            <text:p text:style-name="P8">Zeiteinheiten für die vollständige Bearbeitung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7">3</text:p>
          </table:table-cell>
          <table:table-cell table:style-name="Table1.F2" office:value-type="string">
            <text:p text:style-name="P7">1</text:p>
          </table:table-cell>
        </table:table-row>
      </table:table>
      <text:p text:style-name="P6"/>
      <text:p text:style-name="P4"/>
      <text:h text:style-name="P14" text:outline-level="2">Aufgabe 3</text:h>
      <text:p text:style-name="P5">Gegeben <text:s/>sei <text:s/>die <text:s/>folgende <text:s/>Menge <text:s/>von <text:s/>Aufgaben. <text:s/>Wobei <text:s/>für <text:s/>jede <text:s/>Aufgabe <text:s/>der <text:s/>Zeitpunkt <text:s/>zu dem <text:s/>sie <text:s/>gestellt <text:s/>wird <text:s/>und <text:s/>die genaue Bearbeitungsdauer <text:s/>bekannt <text:s/>sind. </text:p>
      <text:p text:style-name="P5"><text:soft-page-break/>Geben <text:s/>Sie <text:s/>einen <text:s/>Abarbeitungsplan an, so dass die durchschnittliche Umlaufzeit optimal ist und bestimmen Sie diese.</text:p>
      <text:p text:style-name="P4"/>
      <table:table table:name="Job-Matrix" table:style-name="Job-Matrix">
        <table:table-column table:style-name="Job-Matrix.A"/>
        <table:table-column table:style-name="Job-Matrix.B" table:number-columns-repeated="4"/>
        <table:table-column table:style-name="Job-Matrix.F"/>
        <table:table-row>
          <table:table-cell table:style-name="Job-Matrix.A1" office:value-type="string">
            <text:p text:style-name="P8">Aufgabe</text:p>
          </table:table-cell>
          <table:table-cell table:style-name="Job-Matrix.A1" office:value-type="string">
            <text:p text:style-name="P7">J1</text:p>
          </table:table-cell>
          <table:table-cell table:style-name="Job-Matrix.A1" office:value-type="string">
            <text:p text:style-name="P7">J2</text:p>
          </table:table-cell>
          <table:table-cell table:style-name="Job-Matrix.A1" office:value-type="string">
            <text:p text:style-name="P7">J3</text:p>
          </table:table-cell>
          <table:table-cell table:style-name="Job-Matrix.A1" office:value-type="string">
            <text:p text:style-name="P7">J4</text:p>
          </table:table-cell>
          <table:table-cell table:style-name="Job-Matrix.F1" office:value-type="string">
            <text:p text:style-name="P7">J5</text:p>
          </table:table-cell>
        </table:table-row>
        <table:table-row>
          <table:table-cell table:style-name="Job-Matrix.A2" office:value-type="string">
            <text:p text:style-name="P8">Ankunftszeitpunkt</text:p>
          </table:table-cell>
          <table:table-cell table:style-name="Job-Matrix.A2" office:value-type="string">
            <text:p text:style-name="P7">1</text:p>
          </table:table-cell>
          <table:table-cell table:style-name="Job-Matrix.A2" office:value-type="string">
            <text:p text:style-name="P7">2</text:p>
          </table:table-cell>
          <table:table-cell table:style-name="Job-Matrix.A2" office:value-type="string">
            <text:p text:style-name="P7">3</text:p>
          </table:table-cell>
          <table:table-cell table:style-name="Job-Matrix.A2" office:value-type="string">
            <text:p text:style-name="P7">4</text:p>
          </table:table-cell>
          <table:table-cell table:style-name="Job-Matrix.F2" office:value-type="string">
            <text:p text:style-name="P7">5</text:p>
          </table:table-cell>
        </table:table-row>
        <table:table-row>
          <table:table-cell table:style-name="Job-Matrix.A2" office:value-type="string">
            <text:p text:style-name="P8">Zeiteinheiten für die vollständige Bearbeitung</text:p>
          </table:table-cell>
          <table:table-cell table:style-name="Job-Matrix.A2" office:value-type="string">
            <text:p text:style-name="P7">9</text:p>
          </table:table-cell>
          <table:table-cell table:style-name="Job-Matrix.A2" office:value-type="string">
            <text:p text:style-name="P7">7</text:p>
          </table:table-cell>
          <table:table-cell table:style-name="Job-Matrix.A2" office:value-type="string">
            <text:p text:style-name="P7">5</text:p>
          </table:table-cell>
          <table:table-cell table:style-name="Job-Matrix.A2" office:value-type="string">
            <text:p text:style-name="P7">3</text:p>
          </table:table-cell>
          <table:table-cell table:style-name="Job-Matrix.F2" office:value-type="string">
            <text:p text:style-name="P7">1</text:p>
          </table:table-cell>
        </table:table-row>
      </table:table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6:55:59.249717600</meta:creation-date>
    <dc:date>2019-04-04T15:47:15.900537084</dc:date>
    <meta:editing-duration>PT36M45S</meta:editing-duration>
    <meta:editing-cycles>8</meta:editing-cycles>
    <meta:generator>LibreOffice/6.2.2.2$Linux_X86_64 LibreOffice_project/20$Build-2</meta:generator>
    <meta:document-statistic meta:table-count="2" meta:image-count="0" meta:object-count="0" meta:page-count="2" meta:paragraph-count="46" meta:word-count="169" meta:character-count="1075" meta:non-whitespace-character-count="910"/>
  </office:meta>
</office:document-meta>
</file>